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35c8c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5648c" officeooo:paragraph-rsid="0005648c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6ec56" officeooo:paragraph-rsid="0006ec56" style:font-weight-asian="bold" style:font-weight-complex="bold"/>
    </style:style>
    <style:style style:name="P4" style:family="paragraph" style:parent-style-name="Standard">
      <style:text-properties officeooo:rsid="0006ec56" officeooo:paragraph-rsid="0006ec56"/>
    </style:style>
    <style:style style:name="P5" style:family="paragraph" style:parent-style-name="Standard">
      <style:text-properties officeooo:rsid="000941e3" officeooo:paragraph-rsid="000941e3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7" style:family="paragraph" style:parent-style-name="Preformatted_20_Text">
      <style:text-properties fo:font-variant="normal" fo:text-transform="none" fo:color="#000000" fo:letter-spacing="normal" fo:font-style="normal" fo:font-weight="normal" officeooo:paragraph-rsid="00035c8c"/>
    </style:style>
    <style:style style:name="P8" style:family="paragraph" style:parent-style-name="Preformatted_20_Text">
      <style:text-properties fo:font-variant="normal" fo:text-transform="none" fo:color="#000000" fo:letter-spacing="normal" fo:font-style="normal" fo:font-weight="normal" officeooo:rsid="000941e3" officeooo:paragraph-rsid="000941e3"/>
    </style:style>
    <style:style style:name="P9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10" style:family="paragraph" style:parent-style-name="Preformatted_20_Text">
      <style:paragraph-properties fo:orphans="2" fo:widows="2"/>
    </style:style>
    <style:style style:name="P11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 fo:font-style="normal" fo:font-weight="normal"/>
    </style:style>
    <style:style style:name="P12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/>
    </style:style>
    <style:style style:name="P13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14" style:family="paragraph" style:parent-style-name="Preformatted_20_Text">
      <style:paragraph-properties fo:margin-top="0in" fo:margin-bottom="0.1965in" loext:contextual-spacing="false" fo:orphans="2" fo:widows="2" style:border-line-width-bottom="0.0047in 0.0047in 0.0047in" fo:padding-left="0in" fo:padding-right="0in" fo:padding-top="0in" fo:padding-bottom="0.0291in" fo:border-left="none" fo:border-right="none" fo:border-top="none" fo:border-bottom="0.99pt double #000000" style:join-border="false"/>
    </style:style>
    <style:style style:name="P15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language="en" fo:country="CA" loext:padding="0in" loext:border="none"/>
    </style:style>
    <style:style style:name="P16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loext:padding="0in" loext:border="none"/>
    </style:style>
    <style:style style:name="P17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-left="0in" fo:padding-right="0in" fo:padding-top="0in" fo:padding-bottom="0.0291in" fo:border-left="none" fo:border-right="none" fo:border-top="none" fo:border-bottom="0.99pt solid #000000" style:join-border="false"/>
    </style:style>
    <style:style style:name="P18" style:family="paragraph" style:parent-style-name="Text_20_body" style:list-style-name="L1">
      <style:paragraph-properties fo:margin-left="0.25in" fo:margin-right="0in" fo:margin-top="0in" fo:margin-bottom="0in" loext:contextual-spacing="false" fo:text-indent="0in" style:auto-text-indent="false" fo:padding="0in" fo:border="none"/>
      <style:text-properties fo:language="en" fo:country="CA" loext:padding="0in" loext:border="none"/>
    </style:style>
    <style:style style:name="P19" style:family="paragraph" style:parent-style-name="Text_20_body" style:list-style-name="L2">
      <style:paragraph-properties fo:margin-left="0.25in" fo:margin-right="0in" fo:margin-top="0in" fo:margin-bottom="0in" loext:contextual-spacing="false" fo:text-indent="0in" style:auto-text-indent="false" fo:padding="0in" fo:border="none"/>
      <style:text-properties fo:language="en" fo:country="CA" loext:padding="0in" loext:border="none"/>
    </style:style>
    <style:style style:name="P20" style:family="paragraph" style:parent-style-name="Text_20_body" style:list-style-name="L3">
      <style:paragraph-properties fo:margin-left="0.25in" fo:margin-right="0in" fo:margin-top="0in" fo:margin-bottom="0in" loext:contextual-spacing="false" fo:text-indent="0in" style:auto-text-indent="false" fo:padding="0in" fo:border="none"/>
      <style:text-properties fo:language="en" fo:country="CA" loext:padding="0in" loext:border="none"/>
    </style:style>
    <style:style style:name="P21" style:family="paragraph" style:parent-style-name="Text_20_body">
      <style:paragraph-properties fo:margin-left="0.25in" fo:margin-right="0in" fo:margin-top="0in" fo:margin-bottom="0in" loext:contextual-spacing="false" fo:text-indent="0in" style:auto-text-indent="false" fo:padding="0in" fo:border="none"/>
      <style:text-properties loext:padding="0in" loext:border="none"/>
    </style:style>
    <style:style style:name="T1" style:family="text">
      <style:text-properties fo:font-style="normal" fo:font-weight="normal"/>
    </style:style>
    <style:style style:name="T2" style:family="text">
      <style:text-properties officeooo:rsid="0004a1b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CA" loext:padding="0in" loext:border="none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fo:color="#000000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g 2017</text:p>
      <text:p text:style-name="P1">Final Exam • Two Parts: • Part 2: • 8 questions worth 38 marks • Open book / open Internet • On the computer • </text:p>
      <text:p text:style-name="P1">Q1: Write a Haskell function (can be completed with pre-midterm concepts) • </text:p>
      <text:p text:style-name="P1">Q2: Write a Haskell function that uses a fold • </text:p>
      <text:p text:style-name="P1">Q3: Write a polymorphic Haskell function • </text:p>
      <text:p text:style-name="P1">Q4: Write a Haskell function that operates on a data type that I have defined • </text:p>
      <text:p text:style-name="P1">Q5: Write a Haskell function involving an infinite list • </text:p>
      <text:p text:style-name="P1">Q6: Write a non-recursive Prolog rule • </text:p>
      <text:p text:style-name="P1">Q7: Write a recursive Prolog rule involving lists and a little bit of math • </text:p>
      <text:p text:style-name="P1">Q8: Write a recursive Prolog rule involving a little bit of math and a cut</text:p>
      <text:p text:style-name="P1"/>
      <text:p text:style-name="P6">-- <text:s/>Q1</text:p>
      <text:p text:style-name="P6">okPassword :: String -&gt; Bool</text:p>
      <text:p text:style-name="P6">okPassword p = length p &gt;= 8 &amp;&amp;</text:p>
      <text:p text:style-name="P9"><text:s text:c="17"/><text:span text:style-name="T1">length (filter (\x -&gt; 'A' &lt;= x &amp;&amp; x &lt;= 'Z') p) &gt; 0 &amp;&amp;</text:span></text:p>
      <text:p text:style-name="P9"><text:s text:c="17"/><text:span text:style-name="T1">length (filter (\x -&gt; 'a' &lt;= x &amp;&amp; x &lt;= 'z') p) &gt; 0 &amp;&amp;</text:span></text:p>
      <text:p text:style-name="P9"><text:s text:c="17"/><text:span text:style-name="T1">length (filter (\x -&gt; '0' &lt;= x &amp;&amp; x &lt;= '9') p) &gt; 0</text:span></text:p>
      <text:p text:style-name="P10"/>
      <text:p text:style-name="P6">-- <text:s/>Q2</text:p>
      <text:p text:style-name="P6">pzn_help :: (Int, Int, Int) -&gt; Int -&gt; (Int, Int, Int)</text:p>
      <text:p text:style-name="P6">pzn_help (p, z, n) x</text:p>
      <text:p text:style-name="P9"><text:s text:c="2"/><text:span text:style-name="T1">| x &lt; 0 <text:s/>= (p, z, n+1)</text:span></text:p>
      <text:p text:style-name="P9"><text:s text:c="2"/><text:span text:style-name="T1">| x == 0 = (p, z+1, n)</text:span></text:p>
      <text:p text:style-name="P9"><text:s text:c="2"/><text:span text:style-name="T1">| x &gt; 0 <text:s/>= (p+1, z, n)</text:span></text:p>
      <text:p text:style-name="P10"/>
      <text:p text:style-name="P6">pzn :: [Int] -&gt; (Int, Int, Int)</text:p>
      <text:p text:style-name="P6">pzn vals = foldl pzn_help (0, 0, 0) vals</text:p>
      <text:p text:style-name="P10"/>
      <text:p text:style-name="P6">-- <text:s/>Q3</text:p>
      <text:p text:style-name="P6">closest :: (Ord a, Num a) =&gt; a -&gt; [a] -&gt; a</text:p>
      <text:p text:style-name="P6">closest n [] = error "The list of values to search is empty"</text:p>
      <text:p text:style-name="P6">closest n (x : []) = x</text:p>
      <text:p text:style-name="P6">closest n (v1 : v2 : vs) </text:p>
      <text:p text:style-name="P9"><text:s text:c="2"/><text:span text:style-name="T1">| n &lt;= v1 = v1</text:span></text:p>
      <text:p text:style-name="P9"><text:s text:c="2"/><text:span text:style-name="T1">| v1 &lt; n &amp;&amp; n &lt; v2 &amp;&amp; (n - v1) &lt; (v2 - n) = v1</text:span></text:p>
      <text:p text:style-name="P9"><text:s text:c="2"/><text:span text:style-name="T1">| v1 &lt; n &amp;&amp; n &lt; v2 = v2</text:span></text:p>
      <text:p text:style-name="P9"><text:s text:c="2"/><text:span text:style-name="T1">| otherwise = closest n (v2 : vs)</text:span></text:p>
      <text:p text:style-name="P10"/>
      <text:p text:style-name="P6">-- <text:s/>Q4</text:p>
      <text:p text:style-name="P6">data TernaryTree = Internal String TernaryTree TernaryTree TernaryTree |</text:p>
      <text:p text:style-name="P9"><text:s text:c="19"/><text:span text:style-name="T1">Leaf String deriving (Show, Eq)</text:span></text:p>
      <text:p text:style-name="P9"><text:s text:c="19"/></text:p>
      <text:p text:style-name="P6">countNodes :: TernaryTree -&gt; (Int, Int)</text:p>
      <text:p text:style-name="P6">countNodes (Leaf _) = (0, 1)</text:p>
      <text:p text:style-name="P6">countNodes (Internal _ left mid right) = (1 + fst lc + fst mc + fst rc, </text:p>
      <text:p text:style-name="P9"><text:s text:c="42"/><text:span text:style-name="T1">snd lc + snd mc + snd rc)</text:span></text:p>
      <text:p text:style-name="P9"><text:s text:c="2"/><text:span text:style-name="T1">where</text:span></text:p>
      <text:p text:style-name="P9"><text:s text:c="4"/><text:span text:style-name="T1">lc = countNodes left</text:span></text:p>
      <text:p text:style-name="P9"><text:s text:c="4"/><text:span text:style-name="T1">mc = countNodes mid</text:span></text:p>
      <text:p text:style-name="P9"><text:s text:c="4"/><text:span text:style-name="T1">rc = countNodes right</text:span></text:p>
      <text:p text:style-name="P9"><text:s text:c="2"/></text:p>
      <text:p text:style-name="P6">-- <text:s/>Q5</text:p>
      <text:p text:style-name="P6">--</text:p>
      <text:p text:style-name="P6">random_list :: Int -&gt; [Int]</text:p>
      <text:p text:style-name="P6">random_list seed = [(next_seed - 1) `mod` 10 + 1] ++ random_list next_seed</text:p>
      <text:p text:style-name="P12"><text:s text:c="2"/><text:span text:style-name="T1">where next_seed = (7 * seed) `mod` 101</text:span></text:p>
      <text:p text:style-name="P1">______________________________<text:span text:style-name="T2">--</text:span></text:p>
      <text:p text:style-name="P1"/>
      <text:p text:style-name="P7"><text:soft-page-break/>/*</text:p>
      <text:p text:style-name="P6">*</text:p>
      <text:p text:style-name="P6">*<text:span text:style-name="T3">* Final exam starter code for Q6 and Q8</text:span></text:p>
      <text:p text:style-name="P6">*/</text:p>
      <text:p text:style-name="P10"/>
      <text:p text:style-name="P6">/*</text:p>
      <text:p text:style-name="P6">**<text:span text:style-name="T3"> Starter code for Q6</text:span></text:p>
      <text:p text:style-name="P6">*/</text:p>
      <text:p text:style-name="P6">male(bob).</text:p>
      <text:p text:style-name="P6">male(charles).</text:p>
      <text:p text:style-name="P6">male(evan).</text:p>
      <text:p text:style-name="P6">male(gordon).</text:p>
      <text:p text:style-name="P6">female(alice).</text:p>
      <text:p text:style-name="P6">female(diane).</text:p>
      <text:p text:style-name="P6">female(fiona).</text:p>
      <text:p text:style-name="P6">female(harriot).</text:p>
      <text:p text:style-name="P10"/>
      <text:p text:style-name="P6">likes(bob, pizza).</text:p>
      <text:p text:style-name="P6">likes(evan, pizza).</text:p>
      <text:p text:style-name="P6">likes(charles, alice).</text:p>
      <text:p text:style-name="P6">likes(evan, fiona).</text:p>
      <text:p text:style-name="P6">likes(gordon, fiona).</text:p>
      <text:p text:style-name="P6">likes(fiona, charles).</text:p>
      <text:p text:style-name="P6">likes(fiona, evan).</text:p>
      <text:p text:style-name="P6">likes(charles, golf).</text:p>
      <text:p text:style-name="P6">likes(evan, golf).</text:p>
      <text:p text:style-name="P6">likes(gordon, golf).</text:p>
      <text:p text:style-name="P6">likes(alice, shopping).</text:p>
      <text:p text:style-name="P6">likes(diane, shopping).</text:p>
      <text:p text:style-name="P6">likes(diane, bob).</text:p>
      <text:p text:style-name="P6">likes(fiona, golf).</text:p>
      <text:p text:style-name="P6">likes(harriot, golf).</text:p>
      <text:p text:style-name="P6">likes(diane, steak).</text:p>
      <text:p text:style-name="P6">likes(fiona, steak).</text:p>
      <text:p text:style-name="P10"/>
      <text:p text:style-name="P6">/*</text:p>
      <text:p text:style-name="P6">** <text:span text:style-name="T3">Starter code for Q8</text:span></text:p>
      <text:p text:style-name="P6">*/</text:p>
      <text:p text:style-name="P10"/>
      <text:p text:style-name="P6">/*</text:p>
      <text:p text:style-name="P6">** Define the precedence of the opearators.</text:p>
      <text:p text:style-name="P6">*/</text:p>
      <text:p text:style-name="P6">precedence(+, X) :- X = 1.</text:p>
      <text:p text:style-name="P6">precedence(-, X) :- X = 1.</text:p>
      <text:p text:style-name="P6">precedence(*, X) :- X = 2.</text:p>
      <text:p text:style-name="P6">precedence(/, X) :- X = 2.</text:p>
      <text:p text:style-name="P6">precedence(^, X) :- X = 3.</text:p>
      <text:p text:style-name="P10"/>
      <text:p text:style-name="P6">/*</text:p>
      <text:p text:style-name="P6">** Succeed if and only if the parameter is a leaf node in the tree (or </text:p>
      <text:p text:style-name="P6">** more accurately if it is not an internal node -- if something is passed</text:p>
      <text:p text:style-name="P6">** that has nothing to do with the tree then this rule will succeed).</text:p>
      <text:p text:style-name="P6">*/</text:p>
      <text:p text:style-name="P6">isLeaf(X) :- X = term(_, _, _), !, fail.</text:p>
      <text:p text:style-name="P6">isLeaf(_).</text:p>
      <text:p text:style-name="P10"/>
      <text:p text:style-name="P6">/*</text:p>
      <text:p text:style-name="P6">** Build a tree for a list of numbers by placing an operator between each</text:p>
      <text:p text:style-name="P6">** number (following appropriate rules for order of operations).</text:p>
      <text:p text:style-name="P6">*/</text:p>
      <text:p text:style-name="P6">build([H | T], Tree) :-</text:p>
      <text:p text:style-name="P9"><text:s text:c="2"/><text:span text:style-name="T1">buildHelper(H, T, Tree).</text:span></text:p>
      <text:p text:style-name="P10"/>
      <text:p text:style-name="P6"><text:soft-page-break/>buildHelper(Current, [], Current).</text:p>
      <text:p text:style-name="P6">buildHelper(Current, [H | T], Result) :-</text:p>
      <text:p text:style-name="P9"><text:s text:c="2"/><text:span text:style-name="T1">member(Op, [+, -, *, /, ^]),</text:span></text:p>
      <text:p text:style-name="P9"><text:s text:c="2"/><text:span text:style-name="T1">addNext(Current, Op, H, NewTree),</text:span></text:p>
      <text:p text:style-name="P9"><text:s text:c="2"/><text:span text:style-name="T1">buildHelper(NewTree, T, Result).</text:span></text:p>
      <text:p text:style-name="P10"/>
      <text:p text:style-name="P6">/*</text:p>
      <text:p text:style-name="P6">** Add another operator and operand to the end of expression represented by</text:p>
      <text:p text:style-name="P6">** the tree, ensuring that proper order of operations rules are respected.</text:p>
      <text:p text:style-name="P6">*/</text:p>
      <text:p text:style-name="P6">addNext(Initial, Operator, Operand, Result) :-</text:p>
      <text:p text:style-name="P9"><text:s text:c="2"/><text:span text:style-name="T1">isLeaf(Initial),</text:span></text:p>
      <text:p text:style-name="P9"><text:s text:c="2"/><text:span text:style-name="T1">Result = term(Operator, Initial, Operand).</text:span></text:p>
      <text:p text:style-name="P6">addNext(Initial, Operator, Operand, Result) :-</text:p>
      <text:p text:style-name="P9"><text:s text:c="2"/><text:span text:style-name="T1">Initial = term(Op, Left, Right),</text:span></text:p>
      <text:p text:style-name="P9"><text:s text:c="2"/><text:span text:style-name="T1">precedence(Op, P1),</text:span></text:p>
      <text:p text:style-name="P9"><text:s text:c="2"/><text:span text:style-name="T1">precedence(Operator, P2),</text:span></text:p>
      <text:p text:style-name="P9"><text:s text:c="2"/><text:span text:style-name="T1">P1 &gt;= P2,</text:span></text:p>
      <text:p text:style-name="P9"><text:s text:c="2"/><text:span text:style-name="T1">Result = term(Operator, term(Op, Left, Right), Operand).</text:span></text:p>
      <text:p text:style-name="P6">addNext(Initial, Operator, Operand, Result) :-</text:p>
      <text:p text:style-name="P9"><text:s text:c="2"/><text:span text:style-name="T1">Initial = term(Op, Left, Right),</text:span></text:p>
      <text:p text:style-name="P9"><text:s text:c="2"/><text:span text:style-name="T1">precedence(Op, P1),</text:span></text:p>
      <text:p text:style-name="P9"><text:s text:c="2"/><text:span text:style-name="T1">precedence(Operator, P2),</text:span></text:p>
      <text:p text:style-name="P9"><text:s text:c="2"/><text:span text:style-name="T1">P1 &lt; P2,</text:span></text:p>
      <text:p text:style-name="P9"><text:s text:c="2"/><text:span text:style-name="T1">Result = term(Op, Left, term(Operator, Right, Operand)).</text:span></text:p>
      <text:p text:style-name="P10"/>
      <text:p text:style-name="P6">/*</text:p>
      <text:p text:style-name="P6">** Numerically evaluate a tree (compute the value the expression represents).</text:p>
      <text:p text:style-name="P6">*/</text:p>
      <text:p text:style-name="P6">eval(Tree, Result) :- isLeaf(Tree), Result = Tree.</text:p>
      <text:p text:style-name="P6">eval(Tree, Result) :-</text:p>
      <text:p text:style-name="P9"><text:s text:c="2"/><text:span text:style-name="T1">(Tree = term(Op, Left, Right),</text:span></text:p>
      <text:p text:style-name="P9"><text:s text:c="3"/><text:span text:style-name="T1">eval(Left, LResult),</text:span></text:p>
      <text:p text:style-name="P9"><text:s text:c="3"/><text:span text:style-name="T1">eval(Right, RResult)),</text:span></text:p>
      <text:p text:style-name="P9"><text:s text:c="2"/><text:span text:style-name="T1">((Op = (+), Result is LResult + RResult);</text:span></text:p>
      <text:p text:style-name="P9"><text:s text:c="3"/><text:span text:style-name="T1">(Op = (-), Result is LResult - RResult);</text:span></text:p>
      <text:p text:style-name="P9"><text:s text:c="3"/><text:span text:style-name="T1">(Op = (*), Result is LResult * RResult);</text:span></text:p>
      <text:p text:style-name="P9"><text:s text:c="3"/><text:span text:style-name="T1">(Op = (/), RResult =:= 0, !, fail);</text:span></text:p>
      <text:p text:style-name="P9"><text:s text:c="3"/><text:span text:style-name="T1">(Op = (/), Result is LResult / RResult);</text:span></text:p>
      <text:p text:style-name="P9"><text:s text:c="3"/><text:span text:style-name="T1">(Op = (^), Result is LResult ^ RResult)).</text:span></text:p>
      <text:p text:style-name="P10"/>
      <text:p text:style-name="P6">/*</text:p>
      <text:p text:style-name="P6">** Convert the tree to a string so that it is easier to see what expression</text:p>
      <text:p text:style-name="P6">** the tree actually represents.</text:p>
      <text:p text:style-name="P6">*/</text:p>
      <text:p text:style-name="P6">inOrder(Tree, String) :- isLeaf(Tree), number_codes(Tree, String), !.</text:p>
      <text:p text:style-name="P6">inOrder(Tree, String) :-</text:p>
      <text:p text:style-name="P9"><text:s text:c="2"/><text:span text:style-name="T1">Tree = term(Op, Left, Right),</text:span></text:p>
      <text:p text:style-name="P9"><text:s text:c="2"/><text:span text:style-name="T1">inOrder(Left, LeftString),</text:span></text:p>
      <text:p text:style-name="P9"><text:s text:c="2"/><text:span text:style-name="T1">inOrder(Right, RightString),</text:span></text:p>
      <text:p text:style-name="P9"><text:s text:c="2"/><text:span text:style-name="T1">atom_codes(Op, MiddleString),</text:span></text:p>
      <text:p text:style-name="P9"><text:s text:c="2"/><text:span text:style-name="T1">append(LeftString, MiddleString, TempString),</text:span></text:p>
      <text:p text:style-name="P9"><text:s text:c="2"/><text:span text:style-name="T1">append(TempString, RightString, String).</text:span></text:p>
      <text:p text:style-name="P10"/>
      <text:p text:style-name="P6">/*</text:p>
      <text:p text:style-name="P6">** Identify expressions that use the numbers in values and a selection of </text:p>
      <text:p text:style-name="P6">** operators to equal the desired answer.</text:p>
      <text:p text:style-name="P6">*/</text:p>
      <text:p text:style-name="P6">numberPuzzle(Values, DesiredAnswer, Expression) :-</text:p>
      <text:p text:style-name="P9"><text:s text:c="2"/><text:span text:style-name="T1">build(Values, Tree),</text:span></text:p>
      <text:p text:style-name="P9"><text:s text:c="2"/><text:span text:style-name="T1">eval(Tree, TreeAns),</text:span></text:p>
      <text:p text:style-name="P9"><text:s text:c="2"/><text:span text:style-name="T1">TreeAns =:= DesiredAnswer,</text:span></text:p>
      <text:p text:style-name="P12"><text:s text:c="2"/><text:span text:style-name="T1">Expression = Tree.</text:span></text:p>
      <text:p text:style-name="P6"><text:soft-page-break/></text:p>
      <text:p text:style-name="P6"/>
      <text:p text:style-name="P6">_______________________________________________________</text:p>
      <text:p text:style-name="P6">** <text:s/><text:span text:style-name="T3">Q6</text:span></text:p>
      <text:p text:style-name="P6">*/</text:p>
      <text:p text:style-name="P6">canBeFriends(X, Y) :- </text:p>
      <text:p text:style-name="P9"><text:s text:c="2"/><text:span text:style-name="T1">male(X), </text:span></text:p>
      <text:p text:style-name="P9"><text:s text:c="2"/><text:span text:style-name="T1">male(Y), </text:span></text:p>
      <text:p text:style-name="P9"><text:s text:c="2"/><text:span text:style-name="T1">X \= Y, </text:span></text:p>
      <text:p text:style-name="P9"><text:s text:c="2"/><text:span text:style-name="T1">likes(X, Z), </text:span></text:p>
      <text:p text:style-name="P9"><text:s text:c="2"/><text:span text:style-name="T1">likes(Y, Z), </text:span></text:p>
      <text:p text:style-name="P9"><text:s text:c="2"/><text:span text:style-name="T1">\+female(Z).</text:span></text:p>
      <text:p text:style-name="P6">canBeFriends(X, Y) :-</text:p>
      <text:p text:style-name="P9"><text:s text:c="2"/><text:span text:style-name="T1">female(X), </text:span></text:p>
      <text:p text:style-name="P9"><text:s text:c="2"/><text:span text:style-name="T1">female(Y), </text:span></text:p>
      <text:p text:style-name="P9"><text:s text:c="2"/><text:span text:style-name="T1">X \= Y, </text:span></text:p>
      <text:p text:style-name="P9"><text:s text:c="2"/><text:span text:style-name="T1">likes(X, Z), </text:span></text:p>
      <text:p text:style-name="P9"><text:s text:c="2"/><text:span text:style-name="T1">likes(Y, Z), </text:span></text:p>
      <text:p text:style-name="P9"><text:s text:c="2"/><text:span text:style-name="T1">\+male(Z).</text:span></text:p>
      <text:p text:style-name="P6">canBeFriends(X, Y) :-</text:p>
      <text:p text:style-name="P9"><text:s text:c="2"/><text:span text:style-name="T1">((male(X), female(Y)) ; (female(X), male(Y))), </text:span></text:p>
      <text:p text:style-name="P9"><text:s text:c="2"/><text:span text:style-name="T1">\+likes(X, Y), </text:span></text:p>
      <text:p text:style-name="P9"><text:s text:c="2"/><text:span text:style-name="T1">\+likes(Y, X), </text:span></text:p>
      <text:p text:style-name="P9"><text:s text:c="2"/><text:span text:style-name="T1">likes(X, Z), </text:span></text:p>
      <text:p text:style-name="P9"><text:s text:c="2"/><text:span text:style-name="T1">likes(Y, Z).</text:span></text:p>
      <text:p text:style-name="P10"/>
      <text:p text:style-name="P6">/*</text:p>
      <text:p text:style-name="P6">** <text:s/><text:span text:style-name="T3">Q7</text:span></text:p>
      <text:p text:style-name="P6">*/</text:p>
      <text:p text:style-name="P6">elementAt([_ | T], Position, Result) :-</text:p>
      <text:p text:style-name="P9"><text:s text:c="2"/><text:span text:style-name="T1">Position &gt; 0,</text:span></text:p>
      <text:p text:style-name="P9"><text:s text:c="2"/><text:span text:style-name="T1">PM1 is Position - 1,</text:span></text:p>
      <text:p text:style-name="P9"><text:s text:c="2"/><text:span text:style-name="T1">elementAt(T, PM1, Result).</text:span></text:p>
      <text:p text:style-name="P6">elementAt([H | _], 0, H).</text:p>
      <text:p text:style-name="P6">elementAt(Values, Position, Result) :-</text:p>
      <text:p text:style-name="P9"><text:s text:c="2"/><text:span text:style-name="T1">Position &lt; -1,</text:span></text:p>
      <text:p text:style-name="P9"><text:s text:c="2"/><text:span text:style-name="T1">PP1 is Position + 1,</text:span></text:p>
      <text:p text:style-name="P9"><text:s text:c="2"/><text:span text:style-name="T1">append(AllButLast, [_], Values),</text:span></text:p>
      <text:p text:style-name="P9"><text:s text:c="2"/><text:span text:style-name="T1">elementAt(AllButLast, PP1, Result).</text:span></text:p>
      <text:p text:style-name="P6">elementAt(Values, -1, Result) :-</text:p>
      <text:p text:style-name="P9"><text:s text:c="2"/><text:span text:style-name="T1">append(_, [X], Values),</text:span></text:p>
      <text:p text:style-name="P9"><text:s text:c="2"/><text:span text:style-name="T1">Result = X.</text:span></text:p>
      <text:p text:style-name="P10"/>
      <text:p text:style-name="P6">/*</text:p>
      <text:p text:style-name="P6">** <text:s/><text:span text:style-name="T3">Q8</text:span></text:p>
      <text:p text:style-name="P6">*/</text:p>
      <text:p text:style-name="P6">search(Values, Current, NoMatch) :-</text:p>
      <text:p text:style-name="P9"><text:s text:c="2"/><text:span text:style-name="T1">\+numberPuzzle(Values, Current, _), </text:span></text:p>
      <text:p text:style-name="P9"><text:s text:c="2"/><text:span text:style-name="T1">NoMatch = Current.</text:span></text:p>
      <text:p text:style-name="P6">search(Values, Current, NoMatch) :-</text:p>
      <text:p text:style-name="P9"><text:s text:c="2"/><text:span text:style-name="T1">numberPuzzle(Values, Current, _),</text:span></text:p>
      <text:p text:style-name="P9"><text:s text:c="2"/><text:span text:style-name="T1">!,</text:span></text:p>
      <text:p text:style-name="P9"><text:s text:c="2"/><text:span text:style-name="T1">Next is Current + 1,</text:span></text:p>
      <text:p text:style-name="P9"><text:s text:c="2"/><text:span text:style-name="T1">search(Values, Next, NoMatch).</text:span></text:p>
      <text:p text:style-name="P10"/>
      <text:p text:style-name="P6">/*</text:p>
      <text:p text:style-name="P6">** Final exam starter code for Q6 and Q8</text:p>
      <text:p text:style-name="P6">*/</text:p>
      <text:p text:style-name="P10"/>
      <text:p text:style-name="P6">/*</text:p>
      <text:p text:style-name="P6">** Starter code for Q6</text:p>
      <text:p text:style-name="P6">*/</text:p>
      <text:p text:style-name="P6">male(bob).</text:p>
      <text:p text:style-name="P6"><text:soft-page-break/>male(charles).</text:p>
      <text:p text:style-name="P6">male(evan).</text:p>
      <text:p text:style-name="P6">male(gordon).</text:p>
      <text:p text:style-name="P6">female(alice).</text:p>
      <text:p text:style-name="P6">female(diane).</text:p>
      <text:p text:style-name="P6">female(fiona).</text:p>
      <text:p text:style-name="P6">female(harriot).</text:p>
      <text:p text:style-name="P10"/>
      <text:p text:style-name="P6">likes(bob, pizza).</text:p>
      <text:p text:style-name="P6">likes(evan, pizza).</text:p>
      <text:p text:style-name="P6">likes(charles, alice).</text:p>
      <text:p text:style-name="P6">likes(evan, fiona).</text:p>
      <text:p text:style-name="P6">likes(gordon, fiona).</text:p>
      <text:p text:style-name="P6">likes(fiona, charles).</text:p>
      <text:p text:style-name="P6">likes(fiona, evan).</text:p>
      <text:p text:style-name="P6">likes(charles, golf).</text:p>
      <text:p text:style-name="P6">likes(evan, golf).</text:p>
      <text:p text:style-name="P6">likes(gordon, golf).</text:p>
      <text:p text:style-name="P6">likes(alice, shopping).</text:p>
      <text:p text:style-name="P6">likes(diane, shopping).</text:p>
      <text:p text:style-name="P6">likes(diane, bob).</text:p>
      <text:p text:style-name="P6">likes(fiona, golf).</text:p>
      <text:p text:style-name="P6">likes(harriot, golf).</text:p>
      <text:p text:style-name="P6">likes(diane, steak).</text:p>
      <text:p text:style-name="P6">likes(fiona, steak).</text:p>
      <text:p text:style-name="P10"/>
      <text:p text:style-name="P6">/*</text:p>
      <text:p text:style-name="P6">** Starter code for Q8</text:p>
      <text:p text:style-name="P6">*/</text:p>
      <text:p text:style-name="P10"/>
      <text:p text:style-name="P6">/*</text:p>
      <text:p text:style-name="P6">** Define the precedence of the opearators.</text:p>
      <text:p text:style-name="P6">*/</text:p>
      <text:p text:style-name="P6">precedence(+, X) :- X = 1.</text:p>
      <text:p text:style-name="P6">precedence(-, X) :- X = 1.</text:p>
      <text:p text:style-name="P6">precedence(*, X) :- X = 2.</text:p>
      <text:p text:style-name="P6">precedence(/, X) :- X = 2.</text:p>
      <text:p text:style-name="P6">precedence(^, X) :- X = 3.</text:p>
      <text:p text:style-name="P10"/>
      <text:p text:style-name="P6">/*</text:p>
      <text:p text:style-name="P6">** Succeed if and only if the parameter is a leaf node in the tree (or </text:p>
      <text:p text:style-name="P6">** more accurately if it is not an internal node -- if something is passed</text:p>
      <text:p text:style-name="P6">** that has nothing to do with the tree then this rule will succeed).</text:p>
      <text:p text:style-name="P6">*/</text:p>
      <text:p text:style-name="P6">isLeaf(X) :- X = term(_, _, _), !, fail.</text:p>
      <text:p text:style-name="P6">isLeaf(_).</text:p>
      <text:p text:style-name="P10"/>
      <text:p text:style-name="P6">/*</text:p>
      <text:p text:style-name="P6">** Build a tree for a list of numbers by placing an operator between each</text:p>
      <text:p text:style-name="P6">** number (following appropriate rules for order of operations).</text:p>
      <text:p text:style-name="P6">*/</text:p>
      <text:p text:style-name="P6">build([H | T], Tree) :-</text:p>
      <text:p text:style-name="P9"><text:s text:c="2"/><text:span text:style-name="T1">buildHelper(H, T, Tree).</text:span></text:p>
      <text:p text:style-name="P10"/>
      <text:p text:style-name="P6">buildHelper(Current, [], Current).</text:p>
      <text:p text:style-name="P6">buildHelper(Current, [H | T], Result) :-</text:p>
      <text:p text:style-name="P9"><text:s text:c="2"/><text:span text:style-name="T1">member(Op, [+, -, *, /, ^]),</text:span></text:p>
      <text:p text:style-name="P9"><text:s text:c="2"/><text:span text:style-name="T1">addNext(Current, Op, H, NewTree),</text:span></text:p>
      <text:p text:style-name="P9"><text:s text:c="2"/><text:span text:style-name="T1">buildHelper(NewTree, T, Result).</text:span></text:p>
      <text:p text:style-name="P10"/>
      <text:p text:style-name="P6">/*</text:p>
      <text:p text:style-name="P6">** Add another operator and operand to the end of expression represented by</text:p>
      <text:p text:style-name="P6">** the tree, ensuring that proper order of operations rules are respected.</text:p>
      <text:p text:style-name="P6"><text:soft-page-break/>*/</text:p>
      <text:p text:style-name="P6">addNext(Initial, Operator, Operand, Result) :-</text:p>
      <text:p text:style-name="P9"><text:s text:c="2"/><text:span text:style-name="T1">isLeaf(Initial),</text:span></text:p>
      <text:p text:style-name="P9"><text:s text:c="2"/><text:span text:style-name="T1">Result = term(Operator, Initial, Operand).</text:span></text:p>
      <text:p text:style-name="P6">addNext(Initial, Operator, Operand, Result) :-</text:p>
      <text:p text:style-name="P9"><text:s text:c="2"/><text:span text:style-name="T1">Initial = term(Op, Left, Right),</text:span></text:p>
      <text:p text:style-name="P9"><text:s text:c="2"/><text:span text:style-name="T1">precedence(Op, P1),</text:span></text:p>
      <text:p text:style-name="P9"><text:s text:c="2"/><text:span text:style-name="T1">precedence(Operator, P2),</text:span></text:p>
      <text:p text:style-name="P9"><text:s text:c="2"/><text:span text:style-name="T1">P1 &gt;= P2,</text:span></text:p>
      <text:p text:style-name="P9"><text:s text:c="2"/><text:span text:style-name="T1">Result = term(Operator, term(Op, Left, Right), Operand).</text:span></text:p>
      <text:p text:style-name="P6">addNext(Initial, Operator, Operand, Result) :-</text:p>
      <text:p text:style-name="P9"><text:s text:c="2"/><text:span text:style-name="T1">Initial = term(Op, Left, Right),</text:span></text:p>
      <text:p text:style-name="P9"><text:s text:c="2"/><text:span text:style-name="T1">precedence(Op, P1),</text:span></text:p>
      <text:p text:style-name="P9"><text:s text:c="2"/><text:span text:style-name="T1">precedence(Operator, P2),</text:span></text:p>
      <text:p text:style-name="P9"><text:s text:c="2"/><text:span text:style-name="T1">P1 &lt; P2,</text:span></text:p>
      <text:p text:style-name="P9"><text:s text:c="2"/><text:span text:style-name="T1">Result = term(Op, Left, term(Operator, Right, Operand)).</text:span></text:p>
      <text:p text:style-name="P10"/>
      <text:p text:style-name="P6">/*</text:p>
      <text:p text:style-name="P6">** Numerically evaluate a tree (compute the value the expression represents).</text:p>
      <text:p text:style-name="P6">*/</text:p>
      <text:p text:style-name="P6">eval(Tree, Result) :- isLeaf(Tree), Result = Tree.</text:p>
      <text:p text:style-name="P6">eval(Tree, Result) :-</text:p>
      <text:p text:style-name="P9"><text:s text:c="2"/><text:span text:style-name="T1">(Tree = term(Op, Left, Right),</text:span></text:p>
      <text:p text:style-name="P9"><text:s text:c="3"/><text:span text:style-name="T1">eval(Left, LResult),</text:span></text:p>
      <text:p text:style-name="P9"><text:s text:c="3"/><text:span text:style-name="T1">eval(Right, RResult)),</text:span></text:p>
      <text:p text:style-name="P9"><text:s text:c="2"/><text:span text:style-name="T1">((Op = (+), Result is LResult + RResult);</text:span></text:p>
      <text:p text:style-name="P9"><text:s text:c="3"/><text:span text:style-name="T1">(Op = (-), Result is LResult - RResult);</text:span></text:p>
      <text:p text:style-name="P9"><text:s text:c="3"/><text:span text:style-name="T1">(Op = (*), Result is LResult * RResult);</text:span></text:p>
      <text:p text:style-name="P9"><text:s text:c="3"/><text:span text:style-name="T1">(Op = (/), RResult =:= 0, !, fail);</text:span></text:p>
      <text:p text:style-name="P9"><text:s text:c="3"/><text:span text:style-name="T1">(Op = (/), Result is LResult / RResult);</text:span></text:p>
      <text:p text:style-name="P9"><text:s text:c="3"/><text:span text:style-name="T1">(Op = (^), Result is LResult ^ RResult)).</text:span></text:p>
      <text:p text:style-name="P10"/>
      <text:p text:style-name="P6">/*</text:p>
      <text:p text:style-name="P6">** Convert the tree to a string so that it is easier to see what expression</text:p>
      <text:p text:style-name="P6">** the tree actually represents.</text:p>
      <text:p text:style-name="P6">*/</text:p>
      <text:p text:style-name="P6">inOrder(Tree, String) :- isLeaf(Tree), number_codes(Tree, String), !.</text:p>
      <text:p text:style-name="P6">inOrder(Tree, String) :-</text:p>
      <text:p text:style-name="P9"><text:s text:c="2"/><text:span text:style-name="T1">Tree = term(Op, Left, Right),</text:span></text:p>
      <text:p text:style-name="P9"><text:s text:c="2"/><text:span text:style-name="T1">inOrder(Left, LeftString),</text:span></text:p>
      <text:p text:style-name="P9"><text:s text:c="2"/><text:span text:style-name="T1">inOrder(Right, RightString),</text:span></text:p>
      <text:p text:style-name="P9"><text:s text:c="2"/><text:span text:style-name="T1">atom_codes(Op, MiddleString),</text:span></text:p>
      <text:p text:style-name="P9"><text:s text:c="2"/><text:span text:style-name="T1">append(LeftString, MiddleString, TempString),</text:span></text:p>
      <text:p text:style-name="P9"><text:s text:c="2"/><text:span text:style-name="T1">append(TempString, RightString, String).</text:span></text:p>
      <text:p text:style-name="P10"/>
      <text:p text:style-name="P6">/*</text:p>
      <text:p text:style-name="P6">** Identify expressions that use the numbers in values and a selection of </text:p>
      <text:p text:style-name="P6">** operators to equal the desired answer.</text:p>
      <text:p text:style-name="P6">*/</text:p>
      <text:p text:style-name="P6">numberPuzzle(Values, DesiredAnswer, Expression) :-</text:p>
      <text:p text:style-name="P9"><text:s text:c="2"/><text:span text:style-name="T1">build(Values, Tree),</text:span></text:p>
      <text:p text:style-name="P9"><text:s text:c="2"/><text:span text:style-name="T1">eval(Tree, TreeAns),</text:span></text:p>
      <text:p text:style-name="P9"><text:s text:c="2"/><text:span text:style-name="T1">TreeAns =:= DesiredAnswer,</text:span></text:p>
      <text:p text:style-name="P12"><text:s text:c="2"/><text:span text:style-name="T1">Expression = Tree.</text:span></text:p>
      <text:p text:style-name="P3">Fall 2017:</text:p>
      <text:p text:style-name="P4"/>
      <text:p text:style-name="P15">Q1) Construct a list of some sort using lazy evaluation, 2 parts </text:p>
      <text:p text:style-name="P16"> </text:p>
      <text:p text:style-name="P15">Q2) Solve a problem using fold. Fold a function over a list (slightly easier than first midterm) </text:p>
      <text:p text:style-name="P16"> </text:p>
      <text:p text:style-name="P15"><text:soft-page-break/>Q3) create a new type (3 parts)  </text:p>
      <text:list xml:id="list3011351641" text:style-name="L1">
        <text:list-item>
          <text:p text:style-name="P18">Build up a Type in a sequential type of way </text:p>
        </text:list-item>
        <text:list-item>
          <text:p text:style-name="P18">Last part write a small function involving new Type </text:p>
        </text:list-item>
      </text:list>
      <text:p text:style-name="P16"> </text:p>
      <text:p text:style-name="P15">Prolog: Knowledge Base will be provided with Facts </text:p>
      <text:p text:style-name="P16"> </text:p>
      <text:p text:style-name="P15">Q4)  Create two rules involving the facts. Will involve lists, arithmetic and recursion. Section 8.20 in gProlog has some functions that he used in his solution...(list predicates) </text:p>
      <text:list xml:id="list668074430" text:style-name="L2">
        <text:list-item>
          <text:p text:style-name="P19">Use findall (let's you capture them in a list) </text:p>
        </text:list-item>
        <text:list-item>
          <text:p text:style-name="P19">No need for cuts </text:p>
        </text:list-item>
      </text:list>
      <text:p text:style-name="P21"> </text:p>
      <text:p text:style-name="P15">Q5) knowledge with facts and a rule that solves a small version of the problem </text:p>
      <text:list xml:id="list2133280794" text:style-name="L3">
        <text:list-item>
          <text:p text:style-name="P20">Write 2nd version of rule that solves the other version of the problem </text:p>
        </text:list-item>
        <text:list-item>
          <text:p text:style-name="P20">Lists, recursion, and a bit more of arithmetic </text:p>
        </text:list-item>
        <text:list-item>
          <text:p text:style-name="P20">Base case is given, will have to make recursive case. </text:p>
        </text:list-item>
      </text:list>
      <text:p text:style-name="P16"> </text:p>
      <text:p text:style-name="P17"><text:span text:style-name="T4">MC: Function composition, minimal coding, straight up recall </text:span></text:p>
      <text:p text:style-name="Standard"/>
      <text:p text:style-name="Standard"/>
      <text:p text:style-name="Standard"/>
      <text:p text:style-name="P11">-------------------------------------------------------------------------------</text:p>
      <text:p text:style-name="P6">--</text:p>
      <text:p text:style-name="P6">-- <text:s/>Q1</text:p>
      <text:p text:style-name="P6">--</text:p>
      <text:p text:style-name="P6">-------------------------------------------------------------------------------</text:p>
      <text:p text:style-name="P6">getSequence :: Int -&gt; [Int]</text:p>
      <text:p text:style-name="P6">getSequence 1 = [1]</text:p>
      <text:p text:style-name="P6">getSequence n</text:p>
      <text:p text:style-name="P9"><text:s text:c="2"/><text:span text:style-name="T1">| n `rem` 2 == 0 = n : getSequence (n `div` 2)</text:span></text:p>
      <text:p text:style-name="P9"><text:s text:c="2"/><text:span text:style-name="T1">| otherwise <text:s text:c="5"/>= n : getSequence (3 * n + 1)</text:span></text:p>
      <text:p text:style-name="P10"/>
      <text:p text:style-name="P6">findSequences :: Int -&gt; Int -&gt; [Int]</text:p>
      <text:p text:style-name="P6">findSequences number target = take number (map head (filter (\x -&gt; length x == target) (map getSequence [1..])))</text:p>
      <text:p text:style-name="P10"/>
      <text:p text:style-name="P10"/>
      <text:p text:style-name="P6">-------------------------------------------------------------------------------</text:p>
      <text:p text:style-name="P6">--</text:p>
      <text:p text:style-name="P6">-- <text:s/>Q2</text:p>
      <text:p text:style-name="P6">-- <text:s/></text:p>
      <text:p text:style-name="P6">-------------------------------------------------------------------------------</text:p>
      <text:p text:style-name="P6">getPreyLists :: [(String, String)] -&gt; [(String, [String])]</text:p>
      <text:p text:style-name="P6">getPreyLists values = foldl plHelper [] values</text:p>
      <text:p text:style-name="P10"/>
      <text:p text:style-name="P6">plHelper :: [(String, [String])] -&gt; (String, String) -&gt; [(String, [String])]</text:p>
      <text:p text:style-name="P6">plHelper [] (pred, prey) = [(pred, [prey])]</text:p>
      <text:p text:style-name="P6">plHelper ((pred, prey):rest) (npred, nprey)</text:p>
      <text:p text:style-name="P9"><text:s text:c="2"/><text:span text:style-name="T1">| pred == npred = (pred, prey ++ [nprey]) : rest</text:span></text:p>
      <text:p text:style-name="P9"><text:s text:c="2"/><text:span text:style-name="T1">| otherwise <text:s text:c="4"/>= (pred, prey) : plHelper rest (npred, nprey)</text:span></text:p>
      <text:p text:style-name="P10"/>
      <text:p text:style-name="P6">-------------------------------------------------------------------------------</text:p>
      <text:p text:style-name="P6">--</text:p>
      <text:p text:style-name="P6">-- <text:s/>Q3</text:p>
      <text:p text:style-name="P6">--</text:p>
      <text:p text:style-name="P6">-------------------------------------------------------------------------------</text:p>
      <text:p text:style-name="P6"><text:soft-page-break/>data Eon = Hadean | Archean | Proterozoic | Phanerozoic deriving (Eq, Ord, Enum)</text:p>
      <text:p text:style-name="P10"/>
      <text:p text:style-name="P6">instance Show Eon where</text:p>
      <text:p text:style-name="P9"><text:s text:c="2"/><text:span text:style-name="T1">show Hadean = "Hadean (4.6 billion to 4.0 billion years ago)"</text:span></text:p>
      <text:p text:style-name="P9"><text:s text:c="2"/><text:span text:style-name="T1">show Archean = "Archean (4.0 billion to 2.5 billion years ago)"</text:span></text:p>
      <text:p text:style-name="P9"><text:s text:c="2"/><text:span text:style-name="T1">show Proterozoic = "Proterozoic (2.5 billion to 541 million years ago)"</text:span></text:p>
      <text:p text:style-name="P9"><text:s text:c="2"/><text:span text:style-name="T1">show Phanerozoic = "Phanerozoic (541 million years ago to present)"</text:span></text:p>
      <text:p text:style-name="P10"/>
      <text:p text:style-name="P6">yearToEon :: Int -&gt; Eon</text:p>
      <text:p text:style-name="P6">yearToEon year</text:p>
      <text:p text:style-name="P9"><text:s text:c="2"/><text:span text:style-name="T1">| -4600000000 &lt;= year &amp;&amp; year &lt; -4000000000 = Hadean</text:span></text:p>
      <text:p text:style-name="P9"><text:s text:c="2"/><text:span text:style-name="T1">| -4000000000 &lt;= year &amp;&amp; year &lt; -2500000000 = Archean</text:span></text:p>
      <text:p text:style-name="P9"><text:s text:c="2"/><text:span text:style-name="T1">| -2500000000 &lt;= year &amp;&amp; year &lt; <text:s/>-541000000 = Proterozoic</text:span></text:p>
      <text:p text:style-name="P9"><text:s text:c="2"/><text:span text:style-name="T1">| <text:s/>-541000000 &lt;= year &amp;&amp; year &lt; <text:s text:c="7"/>2018 = Phanerozoic</text:span></text:p>
      <text:p text:style-name="P14"><text:span text:style-name="T5"><text:s text:c="2"/></text:span><text:span text:style-name="T6">| otherwise <text:s text:c="32"/>= error "Year outside of supported range"</text:span></text:p>
      <text:p text:style-name="P5"/>
      <text:p text:style-name="P8">%</text:p>
      <text:p text:style-name="P6">% <text:s/>Q4:</text:p>
      <text:p text:style-name="P6">%</text:p>
      <text:p text:style-name="P6">% <text:s/>This is the contents of aquatic.pro</text:p>
      <text:p text:style-name="P6">%</text:p>
      <text:p text:style-name="P6">eats(bird,prawn).</text:p>
      <text:p text:style-name="P6">eats(bird,mussels).</text:p>
      <text:p text:style-name="P6">eats(bird,crab).</text:p>
      <text:p text:style-name="P6">eats(bird,limpets).</text:p>
      <text:p text:style-name="P6">eats(bird,whelk).</text:p>
      <text:p text:style-name="P6">eats(crab,mussels).</text:p>
      <text:p text:style-name="P6">eats(crab,limpets).</text:p>
      <text:p text:style-name="P6">eats(fish,prawn).</text:p>
      <text:p text:style-name="P6">eats(limpets,seaweed).</text:p>
      <text:p text:style-name="P6">eats(lobster,crab).</text:p>
      <text:p text:style-name="P6">eats(lobster,mussels).</text:p>
      <text:p text:style-name="P6">eats(lobster,limpets).</text:p>
      <text:p text:style-name="P6">eats(lobster,whelk).</text:p>
      <text:p text:style-name="P6">eats(mussels,phytoplankton).</text:p>
      <text:p text:style-name="P6">eats(mussels,zooplankton).</text:p>
      <text:p text:style-name="P6">eats(prawn,zooplankton).</text:p>
      <text:p text:style-name="P6">eats(whelk,limpets).</text:p>
      <text:p text:style-name="P6">eats(whelk,mussels).</text:p>
      <text:p text:style-name="P6">eats(zooplankton,phytoplankton).</text:p>
      <text:p text:style-name="P10"/>
      <text:p text:style-name="P6">% </text:p>
      <text:p text:style-name="P6">% An organism is a producer if it is eaten by something else and doesn't</text:p>
      <text:p text:style-name="P6">% eat anything.</text:p>
      <text:p text:style-name="P6">%</text:p>
      <text:p text:style-name="P6">isProducer(X) :- eats(_, X), \+eats(X, _).</text:p>
      <text:p text:style-name="P10"/>
      <text:p text:style-name="P6">%</text:p>
      <text:p text:style-name="P6">% Producers have height 0. <text:s/>All other organisms have height equal to the </text:p>
      <text:p text:style-name="P6">% maximum height of anything they eat, plus one.</text:p>
      <text:p text:style-name="P6">%</text:p>
      <text:p text:style-name="P6">height(X, H) :- isProducer(X), H=0, !.</text:p>
      <text:p text:style-name="P6">height(X, H) :- findall(Y, eats(X, Y), EatList), </text:p>
      <text:p text:style-name="P9"><text:s text:c="16"/><text:span text:style-name="T1">maplist(height, EatList, Heights), </text:span></text:p>
      <text:p text:style-name="P9"><text:s text:c="16"/><text:span text:style-name="T1">max_list(Heights, MaxHeight), </text:span></text:p>
      <text:p text:style-name="P9"><text:s text:c="16"/><text:span text:style-name="T1">H is MaxHeight + 1.</text:span></text:p>
      <text:p text:style-name="P10"/>
      <text:p text:style-name="P10"/>
      <text:p text:style-name="P6">%</text:p>
      <text:p text:style-name="P6">% <text:s/>Q5: All of the flight route information from Flights.pro is later in the</text:p>
      <text:p text:style-name="P6"><text:soft-page-break/>% <text:s text:c="5"/>file.</text:p>
      <text:p text:style-name="P6">%</text:p>
      <text:p text:style-name="P10"/>
      <text:p text:style-name="P6">%</text:p>
      <text:p text:style-name="P6">% <text:s/>This is the routeAfter rule given in the question</text:p>
      <text:p text:style-name="P6">%</text:p>
      <text:p text:style-name="P6">routeAfter(C1, C2, SoonestAllowed, DepartureTime, ArrivalTime, Route) :- </text:p>
      <text:p text:style-name="P9"><text:s text:c="2"/><text:span text:style-name="T1">flight(C1, C2, DepartureTime, Duration),</text:span></text:p>
      <text:p text:style-name="P9"><text:s text:c="2"/><text:span text:style-name="T1">DepartureTime &gt;= SoonestAllowed,</text:span></text:p>
      <text:p text:style-name="P9"><text:s text:c="2"/><text:span text:style-name="T1">ArrivalTime is DepartureTime + Duration,</text:span></text:p>
      <text:p text:style-name="P9"><text:s text:c="2"/><text:span text:style-name="T1">Route = [fly(C1, C2)].</text:span></text:p>
      <text:p text:style-name="P10"/>
      <text:p text:style-name="P6">%</text:p>
      <text:p text:style-name="P6">% <text:s/>This is the recursive version of the rule that allows connecting</text:p>
      <text:p text:style-name="P6">% <text:s/>flights to be calculated</text:p>
      <text:p text:style-name="P6">%</text:p>
      <text:p text:style-name="P6">routeAfter(C1, C2, SoonestAllowed, DepartureTime, ArrivalTime, Route) :- </text:p>
      <text:p text:style-name="P9"><text:s text:c="2"/><text:span text:style-name="T1">% Find some flight departing from the desired city that is long enough</text:span></text:p>
      <text:p text:style-name="P9"><text:s text:c="2"/><text:span text:style-name="T1">% in the future and compute its arrival time</text:span></text:p>
      <text:p text:style-name="P9"><text:s text:c="2"/><text:span text:style-name="T1">flight(C1, X, DepartureTime, Duration),</text:span></text:p>
      <text:p text:style-name="P9"><text:s text:c="2"/><text:span text:style-name="T1">DepartureTime &gt;= SoonestAllowed,</text:span></text:p>
      <text:p text:style-name="P9"><text:s text:c="2"/><text:span text:style-name="T1">FlightArrival is DepartureTime + Duration,</text:span></text:p>
      <text:p text:style-name="P10"/>
      <text:p text:style-name="P9"><text:s text:c="2"/><text:span text:style-name="T1">% Find a route from where we currently are in city X to C2, ensuring that </text:span></text:p>
      <text:p text:style-name="P9"><text:s text:c="2"/><text:span text:style-name="T1">% the next flight leaves at least 60 minutes later</text:span></text:p>
      <text:p text:style-name="P9"><text:s text:c="2"/><text:span text:style-name="T1">RouteWhen is FlightArrival + 60,</text:span></text:p>
      <text:p text:style-name="P9"><text:s text:c="2"/><text:span text:style-name="T1">routeAfter(X, C2, RouteWhen, RouteDeparture, RouteArrival, RouteRoute),</text:span></text:p>
      <text:p text:style-name="P9"><text:s text:c="2"/><text:span text:style-name="T1">Layover is RouteDeparture - FlightArrival,</text:span></text:p>
      <text:p text:style-name="P9"><text:s text:c="2"/><text:span text:style-name="T1">ArrivalTime = RouteArrival,</text:span></text:p>
      <text:p text:style-name="P9"><text:s text:c="2"/><text:span text:style-name="T1">Route = [fly(C1, X), layover(Layover) | RouteRoute],</text:span></text:p>
      <text:p text:style-name="P10"/>
      <text:p text:style-name="P9"><text:s text:c="2"/><text:span text:style-name="T1">% Ensure that we aren't using a city that is already in the route</text:span></text:p>
      <text:p text:style-name="P9"><text:s text:c="2"/><text:span text:style-name="T1">\+member(fly(_, C1), RouteRoute).</text:span></text:p>
      <text:p text:style-name="P10"/>
      <text:p text:style-name="P10"/>
      <text:p text:style-name="P6">%</text:p>
      <text:p text:style-name="P6">% <text:s/>This is the contents of Flight.pro</text:p>
      <text:p text:style-name="P6">%</text:p>
      <text:p text:style-name="P6">flight(jfk, fll, 1180, 200).</text:p>
      <text:p text:style-name="P6">flight(las, jfk, 649, 296).</text:p>
      <text:p text:style-name="P6">flight(las, lax, 382, 83).</text:p>
      <text:p text:style-name="P13">flight(mia, atl, 1140, 127).</text:p>
      <text:p text:style-name="P5">…………………………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4:17:55.602129724</meta:creation-date>
    <dc:date>2018-06-17T14:33:31.263501366</dc:date>
    <meta:editing-duration>PT15M31S</meta:editing-duration>
    <meta:editing-cycles>8</meta:editing-cycles>
    <meta:generator>LibreOffice/5.3.7.2.0$Linux_X86_64 LibreOffice_project/30$Build-2</meta:generator>
    <meta:document-statistic meta:table-count="0" meta:image-count="0" meta:object-count="0" meta:page-count="9" meta:paragraph-count="471" meta:word-count="2218" meta:character-count="14460" meta:non-whitespace-character-count="12083"/>
  </office:meta>
</office:document-meta>
</file>